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76834"/>
    </style:style>
    <style:style style:name="P2" style:family="paragraph" style:parent-style-name="Standard">
      <style:text-properties officeooo:rsid="00176834" officeooo:paragraph-rsid="00176834"/>
    </style:style>
    <style:style style:name="P3" style:family="paragraph" style:parent-style-name="Standard">
      <style:text-properties officeooo:rsid="0018e3f4" officeooo:paragraph-rsid="0018e3f4"/>
    </style:style>
    <style:style style:name="P4" style:family="paragraph" style:parent-style-name="Standard">
      <style:text-properties officeooo:rsid="0018e3f4" officeooo:paragraph-rsid="001a4675"/>
    </style:style>
    <style:style style:name="P5" style:family="paragraph" style:parent-style-name="Standard">
      <style:text-properties officeooo:rsid="001a4675" officeooo:paragraph-rsid="001a4675"/>
    </style:style>
    <style:style style:name="T1" style:family="text">
      <style:text-properties officeooo:rsid="00164041"/>
    </style:style>
    <style:style style:name="T2" style:family="text">
      <style:text-properties officeooo:rsid="00169a74"/>
    </style:style>
    <style:style style:name="T3" style:family="text">
      <style:text-properties officeooo:rsid="00176834"/>
    </style:style>
    <style:style style:name="T4" style:family="text">
      <style:text-properties officeooo:rsid="001a46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.</text:span></text:p>
      <text:p text:style-name="P1">rails generate scaffold <text:span text:style-name="T1">User</text:span> <text:span text:style-name="T2">first</text:span>:string <text:span text:style-name="T2">last:string email:string role:string username:string password_digest:string</text:span></text:p>
      <text:p text:style-name="Standard"/>
      <text:p text:style-name="Standard"/>
      <text:p text:style-name="P2">2.</text:p>
      <text:p text:style-name="P2">rails generate scaffold belongs_to user_id:integer student_id:integer</text:p>
      <text:p text:style-name="P2"/>
      <text:p text:style-name="P3">#forgot to capitalize??</text:p>
      <text:p text:style-name="P2"/>
      <text:p text:style-name="P3">3.</text:p>
      <text:p text:style-name="P3">rails generate scaffold Student <text:span text:style-name="T2">first</text:span>:string <text:span text:style-name="T2">last:string </text:span>birthday:date teacher_id:integer</text:p>
      <text:p text:style-name="P3"/>
      <text:p text:style-name="P5">4.</text:p>
      <text:p text:style-name="P4">rails generate scaffold <text:span text:style-name="T4">Donation parent_id</text:span>:<text:span text:style-name="T4">integer donation_date:date </text:span>teacher_id:integer <text:span text:style-name="T4">status:string amount:float notes:text version:integer</text:span></text:p>
      <text:p text:style-name="P4"/>
      <text:p text:style-name="P4"/>
      <text:p text:style-name="P5">5.</text:p>
      <text:p text:style-name="P4">rails generate scaffold <text:span text:style-name="T4">Approval teacher_id</text:span>:<text:span text:style-name="T4">integer donation_id:integer status:string notes:text version:integ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4:09:53.302411289</meta:creation-date>
    <dc:date>2019-01-16T20:02:52.241569809</dc:date>
    <meta:editing-duration>PT9M3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52" meta:character-count="562" meta:non-whitespace-character-count="521"/>
  </office:meta>
</office:document-meta>
</file>